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 fo:margin-top="0cm" fo:margin-bottom="0cm" loext:contextual-spacing="false"/>
      <style:text-properties style:font-name="Courier New" officeooo:rsid="00231e2e" officeooo:paragraph-rsid="00231e2e" style:font-name-asian="Courier New1" style:font-name-complex="Courier New1"/>
    </style:style>
    <style:style style:name="P4" style:family="paragraph" style:parent-style-name="Standard">
      <style:paragraph-properties fo:margin-top="0cm" fo:margin-bottom="0cm" loext:contextual-spacing="false"/>
      <style:text-properties style:font-name="Courier New" officeooo:rsid="00243f8b" officeooo:paragraph-rsid="00243f8b" style:font-name-asian="Courier New1" style:font-name-complex="Courier New1"/>
    </style:style>
    <style:style style:name="P5" style:family="paragraph" style:parent-style-name="Standard">
      <style:paragraph-properties fo:margin-top="0cm" fo:margin-bottom="0cm" loext:contextual-spacing="false"/>
      <style:text-properties style:font-name="Courier New" fo:font-weight="bold" style:font-name-asian="Courier New1" style:font-weight-asian="bold" style:font-name-complex="Courier New1"/>
    </style:style>
    <style:style style:name="P6" style:family="paragraph" style:parent-style-name="Standard">
      <style:paragraph-properties fo:margin-top="0cm" fo:margin-bottom="0cm" loext:contextual-spacing="false"/>
      <style:text-properties style:font-name="Courier New" fo:font-weight="bold" officeooo:rsid="001cf0d9" officeooo:paragraph-rsid="001cf0d9" style:font-name-asian="Courier New1" style:font-weight-asian="bold" style:font-name-complex="Courier New1"/>
    </style:style>
    <style:style style:name="P7" style:family="paragraph" style:parent-style-name="Standard">
      <style:paragraph-properties fo:margin-top="0cm" fo:margin-bottom="0cm" loext:contextual-spacing="false"/>
      <style:text-properties style:font-name="Courier New" fo:font-weight="bold" officeooo:rsid="001e54a3" officeooo:paragraph-rsid="001e54a3" style:font-name-asian="Courier New1" style:font-weight-asian="bold" style:font-name-complex="Courier New1"/>
    </style:style>
    <style:style style:name="P8" style:family="paragraph" style:parent-style-name="Standard">
      <style:paragraph-properties fo:margin-top="0cm" fo:margin-bottom="0cm" loext:contextual-spacing="false"/>
      <style:text-properties style:font-name="Courier New" fo:font-weight="bold" officeooo:rsid="001e72cc" officeooo:paragraph-rsid="001e72cc" style:font-name-asian="Courier New1" style:font-weight-asian="bold" style:font-name-complex="Courier New1"/>
    </style:style>
    <style:style style:name="P9" style:family="paragraph" style:parent-style-name="Standard">
      <style:paragraph-properties fo:margin-top="0cm" fo:margin-bottom="0cm" loext:contextual-spacing="false"/>
      <style:text-properties style:font-name="Courier New" fo:font-weight="bold" officeooo:rsid="002064b3" officeooo:paragraph-rsid="002064b3" style:font-name-asian="Courier New1" style:font-weight-asian="bold" style:font-name-complex="Courier New1"/>
    </style:style>
    <style:style style:name="P10" style:family="paragraph" style:parent-style-name="Standard">
      <style:paragraph-properties fo:margin-top="0cm" fo:margin-bottom="0cm" loext:contextual-spacing="false"/>
      <style:text-properties style:font-name="Courier New" fo:font-weight="bold" officeooo:rsid="002064b3" officeooo:paragraph-rsid="002197b7" style:font-name-asian="Courier New1" style:font-weight-asian="bold" style:font-name-complex="Courier New1"/>
    </style:style>
    <style:style style:name="P11" style:family="paragraph" style:parent-style-name="Standard">
      <style:paragraph-properties fo:margin-top="0cm" fo:margin-bottom="0cm" loext:contextual-spacing="false"/>
      <style:text-properties style:font-name="Courier New" fo:font-weight="bold" officeooo:rsid="0021c9b0" officeooo:paragraph-rsid="0021c9b0" style:font-name-asian="Courier New1" style:font-weight-asian="bold" style:font-name-complex="Courier New1"/>
    </style:style>
    <style:style style:name="P12" style:family="paragraph" style:parent-style-name="Standard">
      <style:paragraph-properties fo:margin-top="0cm" fo:margin-bottom="0cm" loext:contextual-spacing="false"/>
      <style:text-properties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P13" style:family="paragraph" style:parent-style-name="Standard">
      <style:paragraph-properties fo:margin-top="0cm" fo:margin-bottom="0cm" loext:contextual-spacing="false"/>
      <style:text-properties style:font-name="Courier New" fo:font-size="14pt" style:font-name-asian="Courier New1" style:font-size-asian="14pt" style:font-name-complex="Courier New1" style:font-size-complex="14pt"/>
    </style:style>
    <style:style style:name="P14" style:family="paragraph" style:parent-style-name="Standard">
      <style:paragraph-properties fo:margin-top="0cm" fo:margin-bottom="0cm" loext:contextual-spacing="false" fo:break-before="page"/>
      <style:text-properties style:font-name="Courier New" style:font-name-asian="Courier New1" style:font-name-complex="Courier New1"/>
    </style:style>
    <style:style style:name="P15" style:family="paragraph" style:parent-style-name="Standard" style:master-page-name="Standard">
      <style:paragraph-properties fo:margin-left="0cm" fo:margin-right="0cm" fo:margin-top="0cm" fo:margin-bottom="0cm" loext:contextual-spacing="false" fo:text-indent="1.27cm" style:auto-text-indent="false" style:page-number="1"/>
      <style:text-properties style:font-name="Courier New" fo:font-weight="bold" style:font-name-asian="Courier New1" style:font-weight-asian="bold" style:font-name-complex="Courier New1"/>
    </style:style>
    <style:style style:name="P16" style:family="paragraph" style:parent-style-name="Standard">
      <style:paragraph-properties fo:margin-top="0cm" fo:margin-bottom="0cm" loext:contextual-spacing="false"/>
      <style:text-properties style:font-name="Courier New" officeooo:rsid="0025f635" officeooo:paragraph-rsid="0025f635" style:font-name-asian="Courier New1" style:font-name-complex="Courier New1"/>
    </style:style>
    <style:style style:name="T1" style:family="text">
      <style:text-properties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2" style:family="text">
      <style:text-properties style:font-name="Courier New" fo:font-size="14pt" style:font-name-asian="Courier New1" style:font-size-asian="14pt" style:font-name-complex="Courier New1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nsultas</text:p>
      <text:p text:style-name="P5">Obtener todos los pedidos con su estado</text:p>
      <text:p text:style-name="P2"/>
      <text:p text:style-name="P2">SELECT </text:p>
      <text:p text:style-name="P2"><text:s text:c="4"/>*</text:p>
      <text:p text:style-name="P2">FROM</text:p>
      <text:p text:style-name="P2"><text:s text:c="4"/>pedido,</text:p>
      <text:p text:style-name="P2"><text:s text:c="4"/>estado_pedido</text:p>
      <text:p text:style-name="P2">WHERE</text:p>
      <text:p text:style-name="P2"><text:s text:c="4"/>estado_pedido.idestado = pedido.estado_pedido_idestado;</text:p>
      <text:p text:style-name="P2"/>
      <text:p text:style-name="P2"/>
      <text:p text:style-name="P2"/>
      <text:p text:style-name="P2">select *</text:p>
      <text:p text:style-name="P2">from pedido p , estado_pedido ep</text:p>
      <text:p text:style-name="P2">where p.estado_pedido_idestado= ep.idestado</text:p>
      <text:p text:style-name="P2">order by p.demora</text:p>
      <text:p text:style-name="P2"/>
      <text:p text:style-name="P2">select p.idpedido, p.fecha_hore_pedido,ep.nombre</text:p>
      <text:p text:style-name="P2">from pedido p , estado_pedido ep</text:p>
      <text:p text:style-name="P2">where p.estado_pedido_idestado= ep.idestado</text:p>
      <text:p text:style-name="P2">order by p.demora</text:p>
      <text:p text:style-name="P2"/>
      <text:p text:style-name="P2">SELECT </text:p>
      <text:p text:style-name="P2"><text:s text:c="4"/>idpedido NumeroPedido,</text:p>
      <text:p text:style-name="P2"><text:s text:c="4"/>fecha_hore_pedido FechaPedido,</text:p>
      <text:p text:style-name="P2"><text:s text:c="4"/>estado_pedido.nombre Estado</text:p>
      <text:p text:style-name="P2">FROM</text:p>
      <text:p text:style-name="P2"><text:s text:c="4"/>pedido,</text:p>
      <text:p text:style-name="P2"><text:s text:c="4"/>estado_pedido</text:p>
      <text:p text:style-name="P2">WHERE</text:p>
      <text:p text:style-name="P2"><text:s text:c="4"/>estado_pedido.idestado = pedido.estado_pedido_idestado;</text:p>
      <text:p text:style-name="P2"/>
      <text:p text:style-name="P2"/>
      <text:p text:style-name="P2">SELECT </text:p>
      <text:p text:style-name="P2"><text:s text:c="4"/>idpedido NumeroPedido,</text:p>
      <text:p text:style-name="P2"><text:s text:c="4"/>fecha_hore_pedido FechaPedido,</text:p>
      <text:p text:style-name="P2"><text:s text:c="4"/>estado_pedido.nombre Estado</text:p>
      <text:p text:style-name="P2">FROM</text:p>
      <text:p text:style-name="P2"><text:s text:c="4"/>pedido</text:p>
      <text:p text:style-name="P2"><text:s text:c="8"/>INNER JOIN</text:p>
      <text:p text:style-name="P2"><text:s text:c="4"/>estado_pedido ON estado_pedido.idestado = pedido.estado_pedido_idestado;</text:p>
      <text:p text:style-name="P2"/>
      <text:p text:style-name="P14">SELECT upper(v.nombre)</text:p>
      <text:p text:style-name="P2">FROM variedad v</text:p>
      <text:p text:style-name="P2">where nombre like 'm%' or nombre like 'e%'</text:p>
      <text:p text:style-name="P2"/>
      <text:p text:style-name="P2">SELECT </text:p>
      <text:p text:style-name="P2"><text:s text:c="4"/>UPPER(nombre) NOMBRE, nombre</text:p>
      <text:p text:style-name="P2">FROM</text:p>
      <text:p text:style-name="P2"><text:s text:c="4"/>variedad;</text:p>
      <text:p text:style-name="P2"/>
      <text:p text:style-name="P2">SELECT </text:p>
      <text:p text:style-name="P2"><text:s text:c="4"/>UPPER(nombre) NOMBRE, nombre</text:p>
      <text:p text:style-name="P2">FROM</text:p>
      <text:p text:style-name="P2"><text:s text:c="4"/>variedad</text:p>
      <text:p text:style-name="P2">WHERE</text:p>
      <text:p text:style-name="P2"><text:tab/>nombre like 'M%';</text:p>
      <text:p text:style-name="P2"/>
      <text:p text:style-name="P2">SELECT </text:p>
      <text:p text:style-name="P2"><text:s text:c="4"/>UPPER(nombre) NOMBRE, nombre</text:p>
      <text:p text:style-name="P2">FROM</text:p>
      <text:p text:style-name="P2"><text:s text:c="4"/>variedad</text:p>
      <text:p text:style-name="P2">WHERE</text:p>
      <text:p text:style-name="P2"><text:tab/>nombre like 'M%' or nombre like 'E%';</text:p>
      <text:p text:style-name="P2"/>
      <text:p text:style-name="P2"/>
      <text:p text:style-name="P2"/>
      <text:p text:style-name="P2"/>
      <text:p text:style-name="P2">SELECT</text:p>
      <text:p text:style-name="P2"><text:tab/>nombre, UPPER(nombre) <text:s/>NOMBRE</text:p>
      <text:p text:style-name="P2">FROM</text:p>
      <text:p text:style-name="P2"><text:tab/>variedad</text:p>
      <text:p text:style-name="P2">where</text:p>
      <text:p text:style-name="P2"><text:s text:c="4"/>length(nombre)&lt;=8;</text:p>
      <text:p text:style-name="P2"/>
      <text:p text:style-name="P2"/>
      <text:p text:style-name="P2">/*variedades cuya longitud del nombre es menor a 7 <text:s/>y de ellas presentar los primeros 5 caracteres*/</text:p>
      <text:p text:style-name="P2">SELECT </text:p>
      <text:p text:style-name="P2"><text:s text:c="4"/>SUBSTR(nombre, 1, 5)</text:p>
      <text:p text:style-name="P2">FROM</text:p>
      <text:p text:style-name="P2"><text:s text:c="4"/>variedad</text:p>
      <text:p text:style-name="P2">WHERE</text:p>
      <text:p text:style-name="P2"><text:s text:c="4"/>LENGTH(nombre) &lt;= 8;</text:p>
      <text:p text:style-name="P2"/>
      <text:p text:style-name="P2"/>
      <text:p text:style-name="P2"/>
      <text:p text:style-name="P2"/>
      <text:p text:style-name="P2">/*todas las pizzas que cuesten menos de 190 pesos*/</text:p>
      <text:p text:style-name="P2">select nombre from pizza where precio&lt;190;</text:p>
      <text:p text:style-name="P2"><text:soft-page-break/><text:s text:c="4"/></text:p>
      <text:p text:style-name="P2">select *</text:p>
      <text:p text:style-name="P2">from pizza p</text:p>
      <text:p text:style-name="P2">where p.precio &lt;190</text:p>
      <text:p text:style-name="P2"/>
      <text:p text:style-name="P2">/*todas las pizzas que cuesten entre 180 y 200*/</text:p>
      <text:p text:style-name="P2">SELECT </text:p>
      <text:p text:style-name="P2"><text:s text:c="4"/>nombre, precio</text:p>
      <text:p text:style-name="P2">FROM</text:p>
      <text:p text:style-name="P2"><text:s text:c="4"/>pizza</text:p>
      <text:p text:style-name="P2">WHERE</text:p>
      <text:p text:style-name="P2"><text:s text:c="4"/>precio BETWEEN 180 AND 200;</text:p>
      <text:p text:style-name="P2"><text:s text:c="4"/></text:p>
      <text:p text:style-name="P2">/*todas las pizzas que cuesten entre 180 y 200*/</text:p>
      <text:p text:style-name="P2">SELECT </text:p>
      <text:p text:style-name="P2"><text:s text:c="4"/>nombre, precio</text:p>
      <text:p text:style-name="P2">FROM</text:p>
      <text:p text:style-name="P2"><text:s text:c="4"/>pizza</text:p>
      <text:p text:style-name="P2">WHERE</text:p>
      <text:p text:style-name="P2"><text:s text:c="4"/>(precio&gt;=180) and (precio&lt;=200);</text:p>
      <text:p text:style-name="P2"/>
      <text:p text:style-name="P2">select p.idpizza, p.nombre , p.precio , t.idtamaños , t.porciones</text:p>
      <text:p text:style-name="P2">from pizza p, tamaños t</text:p>
      <text:p text:style-name="P2">where p.tamaños_idtamaños=t.idtamaños</text:p>
      <text:p text:style-name="P2"/>
      <text:p text:style-name="P2">select p.idpizza, p.nombre , p.precio , t.idtamaños , t.porciones</text:p>
      <text:p text:style-name="P2">from pizza p</text:p>
      <text:p text:style-name="P2">inner join <text:s/>tamaños t</text:p>
      <text:p text:style-name="P2"><text:s/>on ( p.tamaños_idtamaños=t.idtamaños)</text:p>
      <text:p text:style-name="P2"/>
      <text:p text:style-name="P2"/>
      <text:p text:style-name="P2">select p.idpizza, p.nombre , p.precio , t.idtamaños , t.porciones</text:p>
      <text:p text:style-name="P2">from pizza p</text:p>
      <text:p text:style-name="P2">inner join <text:s/>tamaños t</text:p>
      <text:p text:style-name="P2"><text:s/>on ( p.tamaños_idtamaños=t.idtamaños)</text:p>
      <text:p text:style-name="P2"><text:s/>order by t.porciones desc</text:p>
      <text:p text:style-name="P2">select p.idpizza, p.nombre , p.precio , t.idtamaños , t.porciones</text:p>
      <text:p text:style-name="P2">from pizza p</text:p>
      <text:p text:style-name="P2">inner join <text:s/>tamaños t</text:p>
      <text:p text:style-name="P2"><text:s/>on ( p.tamaños_idtamaños=t.idtamaños)</text:p>
      <text:p text:style-name="P2">where t.porciones between 8 and 10</text:p>
      <text:p text:style-name="P2"/>
      <text:p text:style-name="P2"/>
      <text:p text:style-name="P2"/>
      <text:p text:style-name="P14">/*ordenado por nombre*/</text:p>
      <text:p text:style-name="P2"/>
      <text:p text:style-name="P2">SELECT </text:p>
      <text:p text:style-name="P2"><text:s text:c="4"/>p.idpizza, p.nombre, p.precio, t.idtamaños, t.porciones</text:p>
      <text:p text:style-name="P2">FROM</text:p>
      <text:p text:style-name="P2"><text:s text:c="4"/>pizza p,</text:p>
      <text:p text:style-name="P2"><text:s text:c="4"/>tamaños t</text:p>
      <text:p text:style-name="P2">WHERE</text:p>
      <text:p text:style-name="P2"><text:s text:c="4"/>p.tamaños_idtamaños = idtamaños</text:p>
      <text:p text:style-name="P2">ORDER BY p.nombre;</text:p>
      <text:p text:style-name="P2"/>
      <text:p text:style-name="P2"/>
      <text:p text:style-name="P2"/>
      <text:p text:style-name="P2">SELECT </text:p>
      <text:p text:style-name="P2"><text:s text:c="4"/>p.idpizza, p.nombre, p.precio, t.idtamaños, t.porciones</text:p>
      <text:p text:style-name="P2">FROM</text:p>
      <text:p text:style-name="P2"><text:s text:c="4"/>pizza p,</text:p>
      <text:p text:style-name="P2"><text:s text:c="4"/>tamaños t</text:p>
      <text:p text:style-name="P2">WHERE</text:p>
      <text:p text:style-name="P2"><text:s text:c="4"/>t.idtamaños = p.tamaños_idtamaños</text:p>
      <text:p text:style-name="P2"><text:s text:c="8"/>AND ((t.porciones = 8) OR (t.porciones = 10))</text:p>
      <text:p text:style-name="P2">ORDER BY p.nombre;</text:p>
      <text:p text:style-name="P2"/>
      <text:p text:style-name="P2"/>
      <text:p text:style-name="P2">SELECT </text:p>
      <text:p text:style-name="P2"><text:s text:c="4"/>p.idpizza, p.nombre, p.precio, t.idtamaños, t.porciones,v.nombre,v.ingredientes</text:p>
      <text:p text:style-name="P2">FROM</text:p>
      <text:p text:style-name="P2"><text:s text:c="4"/>pizza p,</text:p>
      <text:p text:style-name="P2"><text:s text:c="4"/>tamaños t,</text:p>
      <text:p text:style-name="P2"><text:s text:c="4"/>variedad v</text:p>
      <text:p text:style-name="P2">WHERE</text:p>
      <text:p text:style-name="P2"><text:s text:c="4"/>t.idtamaños = p.tamaños_idtamaños</text:p>
      <text:p text:style-name="P2"><text:tab/>AND p.idpizza=v.idvariedad</text:p>
      <text:p text:style-name="P2">ORDER BY p.nombre;</text:p>
      <text:p text:style-name="P2"/>
      <text:p text:style-name="P2">SELECT</text:p>
      <text:p text:style-name="P2"><text:tab/>p.idpizza,</text:p>
      <text:p text:style-name="P2"><text:tab/>p.nombre,</text:p>
      <text:p text:style-name="P2"><text:tab/>p.precio,</text:p>
      <text:p text:style-name="P2"><text:tab/>t.idtamaños,</text:p>
      <text:p text:style-name="P2"><text:tab/>t.porciones,</text:p>
      <text:p text:style-name="P2"><text:tab/>v.nombre AS 'nombre variedad',</text:p>
      <text:p text:style-name="P2"><text:tab/>v.ingredientes</text:p>
      <text:p text:style-name="P2">FROM</text:p>
      <text:p text:style-name="P2"><text:tab/>pizza p</text:p>
      <text:p text:style-name="P2"><text:s text:c="4"/><text:tab/>INNER JOIN</text:p>
      <text:p text:style-name="P2"><text:tab/>tamaños t ON (p.tamaños_idtamaños = t.idtamaños)</text:p>
      <text:p text:style-name="P2"><text:soft-page-break/><text:s text:c="4"/><text:tab/>INNER JOIN</text:p>
      <text:p text:style-name="P2"><text:tab/>variedad v ON v.idvariedad = p.variedad_idvariedadd</text:p>
      <text:p text:style-name="P2"/>
      <text:p text:style-name="P2">SELECT </text:p>
      <text:p text:style-name="P2"><text:s text:c="4"/>p.idpizza,</text:p>
      <text:p text:style-name="P2"><text:s text:c="4"/>p.nombre,</text:p>
      <text:p text:style-name="P2"><text:s text:c="4"/>p.precio,</text:p>
      <text:p text:style-name="P2"><text:s text:c="4"/>t.idtamaños,</text:p>
      <text:p text:style-name="P2"><text:s text:c="4"/>t.porciones,</text:p>
      <text:p text:style-name="P2"><text:s text:c="4"/>v.nombre,</text:p>
      <text:p text:style-name="P2"><text:s text:c="4"/>v.ingredientes</text:p>
      <text:p text:style-name="P2">FROM</text:p>
      <text:p text:style-name="P2"><text:s text:c="4"/>pizza p,</text:p>
      <text:p text:style-name="P2"><text:s text:c="4"/>tamaños t,</text:p>
      <text:p text:style-name="P2"><text:s text:c="4"/>variedad v</text:p>
      <text:p text:style-name="P2">WHERE</text:p>
      <text:p text:style-name="P2"><text:s text:c="4"/>t.idtamaños = p.tamaños_idtamaños</text:p>
      <text:p text:style-name="P2"><text:s text:c="8"/>AND p.idpizza = v.idvariedad</text:p>
      <text:p text:style-name="P2"><text:s text:c="8"/>AND (v.ingredientes LIKE '%aceitunas%')</text:p>
      <text:p text:style-name="P2">ORDER BY p.nombre;</text:p>
      <text:p text:style-name="P2"/>
      <text:p text:style-name="P2"/>
      <text:p text:style-name="P2"/>
      <text:p text:style-name="P2"/>
      <text:p text:style-name="P2">SELECT</text:p>
      <text:p text:style-name="P2"><text:tab/>pizza.idpizza,</text:p>
      <text:p text:style-name="P2"><text:tab/>pizza.nombre,</text:p>
      <text:p text:style-name="P2"><text:tab/>pizza.precio,</text:p>
      <text:p text:style-name="P2"><text:tab/>tamaños.idtamaños,</text:p>
      <text:p text:style-name="P2"><text:tab/>tamaños.porciones,</text:p>
      <text:p text:style-name="P2"><text:tab/>variedad.nombre,</text:p>
      <text:p text:style-name="P2"><text:tab/>variedad.ingredientes</text:p>
      <text:p text:style-name="P2">FROM</text:p>
      <text:p text:style-name="P2"><text:tab/>pizza</text:p>
      <text:p text:style-name="P2"><text:s text:c="4"/><text:tab/>INNER JOIN</text:p>
      <text:p text:style-name="P2"><text:tab/>tamaños ON pizza.tamaños_idtamaños = tamaños.idtamaños</text:p>
      <text:p text:style-name="P2"><text:s text:c="4"/><text:tab/>INNER JOIN</text:p>
      <text:p text:style-name="P2"><text:tab/>variedad ON pizza.variedad_idvariedad = variedad.idvariedad</text:p>
      <text:p text:style-name="P2"><text:tab/>where variedad.ingredientes like '%aceituna%'</text:p>
      <text:p text:style-name="P2"/>
      <text:p text:style-name="P2"/>
      <text:p text:style-name="P2">SELECT</text:p>
      <text:p text:style-name="P2"><text:tab/>p.idpizza,p.nombre,p.precio,</text:p>
      <text:p text:style-name="P2"><text:tab/>t.idtamaños,t.porciones,</text:p>
      <text:p text:style-name="P2"><text:tab/>v.nombre AS 'nombre variedad',v.ingredientes</text:p>
      <text:p text:style-name="P2">FROM</text:p>
      <text:p text:style-name="P2"><text:tab/>pizza p</text:p>
      <text:p text:style-name="P2"><text:s text:c="4"/><text:tab/>INNER JOIN</text:p>
      <text:p text:style-name="P2"><text:soft-page-break/><text:tab/>tamaños t ON (p.tamaños_idtamaños = t.idtamaños)</text:p>
      <text:p text:style-name="P2"><text:s text:c="4"/><text:tab/>INNER JOIN</text:p>
      <text:p text:style-name="P2"><text:tab/>variedad v ON v.idvariedad = p.variedad_idvariedad</text:p>
      <text:p text:style-name="P2">WHERE</text:p>
      <text:p text:style-name="P2"><text:tab/>v.ingredientes not LIKE ('%aceitunas%') and (p.precio&lt;200);</text:p>
      <text:p text:style-name="P2"/>
      <text:p text:style-name="P2">NOMBRE: XXXXX - $PRECIO (INGREDIENTES)</text:p>
      <text:p text:style-name="P2"/>
      <text:p text:style-name="P2">NOMBRE: XXXXX (INGREDIENTES)</text:p>
      <text:p text:style-name="P2"/>
      <text:p text:style-name="P2">SELECT </text:p>
      <text:p text:style-name="P2"><text:s text:c="4"/>CONCAT('Nombre: ',p.nombre,' (',v.ingredientes,')') Pizza</text:p>
      <text:p text:style-name="P2">FROM</text:p>
      <text:p text:style-name="P2"><text:s text:c="4"/>pizza p,</text:p>
      <text:p text:style-name="P2"><text:s text:c="4"/>variedad v</text:p>
      <text:p text:style-name="P2">WHERE</text:p>
      <text:p text:style-name="P2"><text:s text:c="4"/>p.idpizza = v.idvariedad</text:p>
      <text:p text:style-name="P2">ORDER BY p.nombre;</text:p>
      <text:p text:style-name="P2"/>
      <text:p text:style-name="P2">SELECT </text:p>
      <text:p text:style-name="P2"><text:s text:c="4"/>CONCAT('Nombre: ',p.nombre,' - $',ROUND(p.precio,2),' (',v.ingredientes,')') Pizza</text:p>
      <text:p text:style-name="P2">FROM</text:p>
      <text:p text:style-name="P2"><text:s text:c="4"/>pizza p,</text:p>
      <text:p text:style-name="P2"><text:s text:c="4"/>variedad v</text:p>
      <text:p text:style-name="P2">WHERE</text:p>
      <text:p text:style-name="P2"><text:s text:c="4"/>p.idpizza = v.idvariedad</text:p>
      <text:p text:style-name="P2">ORDER BY p.nombre;</text:p>
      <text:p text:style-name="P2"/>
      <text:p text:style-name="P2"/>
      <text:p text:style-name="P2">Tarea: 1)obtener todos los pedidos especificando la fecha de entrega y la fecha de pedido</text:p>
      <text:p text:style-name="P2">2)calcular fecha hora estimada= fecha_hora_pedido + fecha_hora_demora</text:p>
      <text:p text:style-name="P2">3)NOMBRE: XXXXX - $PRECIO (INGREDIENTES)</text:p>
      <text:p text:style-name="P2">4)Investigar left y right join</text:p>
      <text:p text:style-name="P2"/>
      <text:p text:style-name="P2"/>
      <text:p text:style-name="P2"/>
      <text:p text:style-name="P2"/>
      <text:p text:style-name="P2"/>
      <text:p text:style-name="P2"/>
      <text:p text:style-name="P12">select trim(' 'from ' <text:s text:c="2"/>hello')</text:p>
      <text:p text:style-name="P12">select trim(' <text:s text:c="2"/>hello')</text:p>
      <text:p text:style-name="P2"/>
      <text:p text:style-name="P2"/>
      <text:p text:style-name="P2"/>
      <text:p text:style-name="P2"/>
      <text:p text:style-name="P2"><text:soft-page-break/>SELECT fecha_hore_pedido , fecha_hora_entrega</text:p>
      <text:p text:style-name="P2"><text:s/>FROM pedido</text:p>
      <text:p text:style-name="P2">where fecha_hora_entrega='2017-11-18 00:25:00' and fecha_hore_pedido='2017-11-18 00:00:00';</text:p>
      <text:p text:style-name="P2"/>
      <text:p text:style-name="P2">SELECT</text:p>
      <text:p text:style-name="P2"><text:tab/>fecha_hore_pedido,</text:p>
      <text:p text:style-name="P2"><text:tab/>fecha_hora_entrega,</text:p>
      <text:p text:style-name="P2"><text:tab/>ADDTIME(fecha_hore_pedido, demora) demora_estimada</text:p>
      <text:p text:style-name="P2">FROM</text:p>
      <text:p text:style-name="P2"><text:tab/>pedido</text:p>
      <text:p text:style-name="P2">WHERE</text:p>
      <text:p text:style-name="P2"><text:tab/>fecha_hora_entrega = '2017-11-18 00:25:00'</text:p>
      <text:p text:style-name="P2"><text:s text:c="4"/><text:tab/>AND fecha_hore_pedido = '2017-11-18 00:00:00';</text:p>
      <text:p text:style-name="P2"/>
      <text:p text:style-name="P2"/>
      <text:p text:style-name="P2"/>
      <text:p text:style-name="P2">select p.fecha_hore_pedido,</text:p>
      <text:p text:style-name="P2"><text:s text:c="3"/><text:tab/>p.fecha_hora_entrega,</text:p>
      <text:p text:style-name="P2"><text:s text:c="3"/><text:tab/>p.demora,</text:p>
      <text:p text:style-name="P2"><text:s text:c="3"/><text:tab/>(from_unixtime(unix_timestamp(p.fecha_hore_pedido + p.demora))) as hora_fecha_estimada</text:p>
      <text:p text:style-name="P2">from pedido as p</text:p>
      <text:p text:style-name="P2"/>
      <text:p text:style-name="P2"/>
      <text:p text:style-name="P13">select p.nombre, p.precio as precio,</text:p>
      <text:p text:style-name="P12">case</text:p>
      <text:p text:style-name="P12">when precio &lt;= 170 then 1.15*precio</text:p>
      <text:p text:style-name="P12">when precio &gt; 170 and precio &lt;= 189 then <text:s/>1.13*precio</text:p>
      <text:p text:style-name="P12">when precio &gt; 189 then <text:s/>1.11*precio</text:p>
      <text:p text:style-name="P1"><text:span text:style-name="T1">else precio end</text:span><text:span text:style-name="T2"> as Precio_estimado</text:span></text:p>
      <text:p text:style-name="P13">from pizza as p</text:p>
      <text:p text:style-name="P2"/>
      <text:p text:style-name="P2"/>
      <text:p text:style-name="P2"/>
      <text:p text:style-name="P2"/>
      <text:p text:style-name="P2"/>
      <text:p text:style-name="P2">SELECT Customers.CustomerName, Orders.OrderID</text:p>
      <text:p text:style-name="P2">FROM Customers</text:p>
      <text:p text:style-name="P2">LEFT JOIN Orders</text:p>
      <text:p text:style-name="P2">ON Customers.CustomerID=Orders.CustomerID</text:p>
      <text:p text:style-name="P2">ORDER BY Customers.CustomerName;</text:p>
      <text:p text:style-name="P2"/>
      <text:p text:style-name="P2">SELECT Customers.CustomerName, Orders.OrderID</text:p>
      <text:p text:style-name="P2">FROM Customers</text:p>
      <text:p text:style-name="P2">LEFT JOIN Orders</text:p>
      <text:p text:style-name="P2">ON Customers.CustomerID=Orders.CustomerID</text:p>
      <text:p text:style-name="P2"><text:soft-page-break/>WHERE orders.orderid is NULL</text:p>
      <text:p text:style-name="P2">ORDER BY Customers.CustomerName;</text:p>
      <text:p text:style-name="P2"/>
      <text:p text:style-name="P2"/>
      <text:p text:style-name="P2">SELECT Customers.CustomerName, Orders.OrderID</text:p>
      <text:p text:style-name="P2">FROM Customers</text:p>
      <text:p text:style-name="P2">LEFT JOIN Orders</text:p>
      <text:p text:style-name="P2">ON Customers.CustomerID=Orders.CustomerID</text:p>
      <text:p text:style-name="P2">WHERE Orders.OrderID is not null</text:p>
      <text:p text:style-name="P2">ORDER BY Customers.CustomerName;</text:p>
      <text:p text:style-name="P2"/>
      <text:p text:style-name="P2">SELECT Customers.CustomerName, ifnull(OrderID,'Sin pedidos')</text:p>
      <text:p text:style-name="P2">FROM Customers</text:p>
      <text:p text:style-name="P2">LEFT JOIN Orders</text:p>
      <text:p text:style-name="P2">ON Customers.CustomerID=Orders.CustomerID</text:p>
      <text:p text:style-name="P2">---------------------------------------------------</text:p>
      <text:p text:style-name="P2"/>
      <text:p text:style-name="P5">Tarea:sobre(w3Schools.com)</text:p>
      <text:p text:style-name="P5"/>
      <text:p text:style-name="P5">1)obtener la cantidad de productos por categorías</text:p>
      <text:p text:style-name="P5"/>
      <text:p text:style-name="P6">SELECT <text:s/>p.CategoryID ,COUNT(p.ProductID)</text:p>
      <text:p text:style-name="P6">FROM Products p</text:p>
      <text:p text:style-name="P6">GROUP BY p.CategoryID;</text:p>
      <text:p text:style-name="P5"/>
      <text:p text:style-name="P5"/>
      <text:p text:style-name="P5">2)lo mismo que lo anterior pero ahora utilizando productos y categorías y además agregamos el nombre de la categoría.</text:p>
      <text:p text:style-name="P5"/>
      <text:p text:style-name="P8">SELECT c.CategoryName, COUNT(p.ProductID) AS NumeroDeProductos</text:p>
      <text:p text:style-name="P8">FROM Products p</text:p>
      <text:p text:style-name="P8">INNER JOIN Categories c ON p.CategoryID = c.CategoryID</text:p>
      <text:p text:style-name="P8">GROUP BY p.CategoryID, c.CategoryName;</text:p>
      <text:p text:style-name="P7"/>
      <text:p text:style-name="P5">3)obtener la cantidad de pedidos por clientes</text:p>
      <text:p text:style-name="P5"/>
      <text:p text:style-name="P11">SELECT <text:s/>c.CustomerName, COUNT(c.CustomerID) AS NumeroDePedidosPorCliente</text:p>
      <text:p text:style-name="P11">FROM Orders o</text:p>
      <text:p text:style-name="P11">INNER JOIN Customers c ON o.CustomerID = c.CustomerID</text:p>
      <text:p text:style-name="P11">GROUP BY o.CustomerID, c.CustomerName;</text:p>
      <text:p text:style-name="P9"/>
      <text:p text:style-name="P5">4)obtener la cantidad de pedidos atendidos por cada empleado</text:p>
      <text:p text:style-name="P5"/>
      <text:p text:style-name="P10">SELECT <text:s/>e.LastName,e.FirstName, COUNT(e.EmployeeID) AS NumeroDePedidos</text:p>
      <text:p text:style-name="P10">FROM Orders o</text:p>
      <text:p text:style-name="P10">INNER JOIN Employees e ON o.EmployeeID = e.EmployeeID<text:tab/></text:p>
      <text:p text:style-name="P10"><text:soft-page-break/>GROUP BY o.EmployeeID, e.LastName, e.FirstName;</text:p>
      <text:p text:style-name="P5"/>
      <text:p text:style-name="P5">5)obtener el total facturado por cada pedido</text:p>
      <text:p text:style-name="P5"><text:s/></text:p>
      <text:p text:style-name="P3">SELECT <text:s/>p.ProductName, SUM(Quantity * p.Price) AS Totalporpedido</text:p>
      <text:p text:style-name="P3">FROM OrderDetails o</text:p>
      <text:p text:style-name="P3">INNER JOIN Products p ON o.ProductID = p.ProductID</text:p>
      <text:p text:style-name="P3">GROUP BY o.ProductID, p.ProductName;</text:p>
      <text:p text:style-name="P3"/>
      <text:p text:style-name="P3"/>
      <text:p text:style-name="P4">SELECT o.OrderID, p.Price, o.Quantity, p.Price * o.Quantity AS Total</text:p>
      <text:p text:style-name="P4">FROM OrderDetails o</text:p>
      <text:p text:style-name="P4">INNER JOIN Products p ON o.ProductID = p.ProductID </text:p>
      <text:p text:style-name="P4">ORDER BY <text:s/>o.OrderID DESC;</text:p>
      <text:p text:style-name="P2"/>
      <text:p text:style-name="P2"/>
      <text:p text:style-name="P16">SELECT o.OrderID, SUM( p.Price * o.Quantity) AS total</text:p>
      <text:p text:style-name="P16">FROM OrderDetails o</text:p>
      <text:p text:style-name="P16">INNER JOIN Products p ON o.ProductID = p.ProductID </text:p>
      <text:p text:style-name="P16">GROUP BY o.OrderID</text:p>
      <text:p text:style-name="P16">ORDER BY <text:s/>o.OrderID DESC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01:03:46.276956642</dc:date>
    <meta:editing-duration>PT2H12M43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9" meta:paragraph-count="295" meta:word-count="904" meta:character-count="7674" meta:non-whitespace-character-count="6644"/>
  </office:meta>
</office:document-meta>
</file>